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
      <style:paragraph-properties fo:text-align="start" style:justify-single-word="false" style:text-autospace="none"/>
      <style:text-properties fo:font-size="12pt" style:font-size-asian="12pt" style:font-size-complex="12pt"/>
    </style:style>
    <style:style style:name="P3" style:family="paragraph" style:parent-style-name="Standard" style:list-style-name="L2">
      <style:paragraph-properties fo:text-align="start" style:justify-single-word="false" style:text-autospace="none"/>
      <style:text-properties fo:font-size="12pt" style:font-size-asian="12pt" style:font-size-complex="12pt"/>
    </style:style>
    <style:style style:name="P4" style:family="paragraph" style:parent-style-name="Standard" style:list-style-name="">
      <style:paragraph-properties style:text-autospace="none"/>
      <style:text-properties fo:font-size="12pt" style:font-size-asian="12pt" style:font-size-complex="12pt"/>
    </style:style>
    <style:style style:name="P5" style:family="paragraph" style:parent-style-name="Standard" style:list-style-name="L3">
      <style:paragraph-properties style:text-autospace="none"/>
      <style:text-properties fo:font-size="12pt" style:font-size-asian="12pt" style:font-size-complex="12pt"/>
    </style:style>
    <style:style style:name="P6" style:family="paragraph" style:parent-style-name="Standard">
      <style:paragraph-properties style:text-autospace="none"/>
      <style:text-properties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style:font-name="GFAWRG+CMSY10" fo:font-size="12pt" style:font-name-asian="GFAWRG+CMSY10" style:font-size-asian="12pt" style:font-name-complex="GFAWRG+CMSY10" style:font-size-complex="12pt"/>
    </style:style>
    <style:style style:name="P8" style:family="paragraph" style:parent-style-name="Standard" style:list-style-name="">
      <style:paragraph-properties fo:text-align="start" style:justify-single-word="false" style:text-autospace="none"/>
      <style:text-properties style:font-name="HJRJDX+CMR12" fo:font-size="12pt" style:font-name-asian="HJRJDX+CMR12" style:font-size-asian="12pt" style:font-name-complex="HJRJDX+CMR12" style:font-size-complex="12pt"/>
    </style:style>
    <style:style style:name="P9" style:family="paragraph" style:parent-style-name="Standard" style:list-style-name="">
      <style:paragraph-properties fo:text-align="start" style:justify-single-word="false" style:text-autospace="none"/>
      <style:text-properties style:font-name="GJCNKN+Calibri" fo:font-size="12pt" style:font-name-asian="GJCNKN+Calibri" style:font-size-asian="12pt" style:font-name-complex="GJCNKN+Calibri" style:font-size-complex="12pt"/>
    </style:style>
    <style:style style:name="P10" style:family="paragraph" style:parent-style-name="Standard">
      <style:paragraph-properties fo:text-align="start" style:justify-single-word="false" style:text-autospace="none"/>
      <style:text-properties style:font-name="GJCNKN+Calibri" fo:font-size="12pt" style:font-name-asian="GJCNKN+Calibri" style:font-size-asian="12pt" style:font-name-complex="GJCNKN+Calibri" style:font-size-complex="12pt"/>
    </style:style>
    <style:style style:name="P11" style:family="paragraph" style:parent-style-name="Standard" style:list-style-name="">
      <style:paragraph-properties style:text-autospace="none"/>
      <style:text-properties style:font-name="GJCNKN+Calibri" fo:font-size="12pt" style:font-name-asian="GJCNKN+Calibri" style:font-size-asian="12pt" style:font-name-complex="GJCNKN+Calibri" style:font-size-complex="12pt"/>
    </style:style>
    <style:style style:name="P12" style:family="paragraph" style:parent-style-name="Standard" style:list-style-name="">
      <style:paragraph-properties style:text-autospace="none"/>
      <style:text-properties style:font-name="Times New Roman" fo:font-size="12pt" style:font-size-asian="12pt" style:font-size-complex="12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list-style-name="">
      <style:paragraph-properties fo:text-align="start" style:justify-single-word="false" style:text-autospace="none"/>
      <style:text-properties style:font-name="Times New Roman" fo:font-size="12pt" style:font-name-asian="GJCNKN+Calibri" style:font-size-asian="12pt" style:font-name-complex="GJCNKN+Calibri" style:font-size-complex="12pt"/>
    </style:style>
    <style:style style:name="P15" style:family="paragraph" style:parent-style-name="Standard" style:list-style-name="">
      <style:paragraph-properties fo:text-align="start" style:justify-single-word="false" style:text-autospace="none"/>
      <style:text-properties style:font-name="Times New Roman" fo:font-size="12pt" style:font-name-asian="GFAWRG+CMSY10" style:font-size-asian="12pt" style:font-name-complex="GFAWRG+CMSY10" style:font-size-complex="12pt"/>
    </style:style>
    <style:style style:name="P16" style:family="paragraph" style:parent-style-name="Standard">
      <style:paragraph-properties fo:break-before="pag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font-size-asian="10.5pt" style:font-size-complex="12pt"/>
    </style:style>
    <style:style style:name="T3" style:family="text">
      <style:text-properties fo:font-size="12pt" style:font-name-asian="HJRJDX+CMR12" style:font-size-asian="12pt" style:font-name-complex="HJRJDX+CMR12" style:font-size-complex="12pt"/>
    </style:style>
    <style:style style:name="T4" style:family="text">
      <style:text-properties style:font-name="HJRJDX+CMR12" fo:font-size="12pt" style:font-name-asian="HJRJDX+CMR12" style:font-size-asian="12pt" style:font-name-complex="HJRJDX+CMR12" style:font-size-complex="12pt"/>
    </style:style>
    <style:style style:name="T5" style:family="text">
      <style:text-properties style:font-name="HJRJDX+CMR12" fo:font-size="12pt" style:font-name-asian="GFAWRG+CMSY10" style:font-size-asian="12pt" style:font-name-complex="GFAWRG+CMSY10" style:font-size-complex="12pt"/>
    </style:style>
    <style:style style:name="T6" style:family="text">
      <style:text-properties style:font-name="HJRJDX+CMR12" style:font-name-asian="HJRJDX+CMR12" style:font-name-complex="HJRJDX+CMR12"/>
    </style:style>
    <style:style style:name="T7" style:family="text">
      <style:text-properties style:font-name="HJRJDX+CMR12" style:font-name-asian="GFAWRG+CMSY10" style:font-name-complex="GFAWRG+CMSY10"/>
    </style:style>
    <style:style style:name="T8" style:family="text">
      <style:text-properties style:font-name="CLMIDN+CMMI12" fo:font-size="12pt" style:font-name-asian="CLMIDN+CMMI12" style:font-size-asian="12pt" style:font-name-complex="CLMIDN+CMMI12" style:font-size-complex="12pt"/>
    </style:style>
    <style:style style:name="T9" style:family="text">
      <style:text-properties style:font-name="CLMIDN+CMMI12" style:font-name-asian="CLMIDN+CMMI12" style:font-name-complex="CLMIDN+CMMI12"/>
    </style:style>
    <style:style style:name="T10" style:family="text">
      <style:text-properties style:font-name="GFAWRG+CMSY10"/>
    </style:style>
    <style:style style:name="T11" style:family="text">
      <style:text-properties style:font-name="GFAWRG+CMSY10" style:font-name-asian="GFAWRG+CMSY10" style:font-name-complex="GFAWRG+CMSY10"/>
    </style:style>
    <style:style style:name="T12" style:family="text">
      <style:text-properties style:font-name="GFAWRG+CMSY10" fo:font-size="12pt" style:font-name-asian="GFAWRG+CMSY10" style:font-size-asian="12pt" style:font-name-complex="GFAWRG+CMSY10" style:font-size-complex="12pt"/>
    </style:style>
    <style:style style:name="T13" style:family="text">
      <style:text-properties style:font-name="GFAWRG+CMSY10" fo:font-size="12pt" style:font-name-asian="GFAWRG+CMSY10" style:font-size-asian="10.5pt" style:font-name-complex="GFAWRG+CMSY10" style:font-size-complex="12pt"/>
    </style:style>
    <style:style style:name="T14" style:family="text">
      <style:text-properties style:font-name-asian="GFAWRG+CMSY10"/>
    </style:style>
    <style:style style:name="T15" style:family="text">
      <style:text-properties style:font-name-complex="GFAWRG+CMSY10"/>
    </style:style>
    <style:style style:name="T16" style:family="text">
      <style:text-properties style:font-name-asian="HJRJDX+CMR12" style:font-name-complex="HJRJDX+CMR12"/>
    </style:style>
    <style:style style:name="T17" style:family="text">
      <style:text-properties style:font-name="GJCNKN+Calibri"/>
    </style:style>
    <style:style style:name="T18" style:family="text">
      <style:text-properties style:font-name="GJCNKN+Calibri" fo:font-size="11pt" style:font-name-asian="GJCNKN+Calibri" style:font-size-asian="11pt" style:font-name-complex="GJCNKN+Calibri" style:font-size-complex="11pt"/>
    </style:style>
    <style:style style:name="T19" style:family="text">
      <style:text-properties style:font-name="GJCNKN+Calibri" style:font-name-asian="GJCNKN+Calibri" style:font-name-complex="GJCNKN+Calibri"/>
    </style:style>
    <style:style style:name="T20" style:family="text">
      <style:text-properties fo:font-size="11pt"/>
    </style:style>
    <style:style style:name="T21" style:family="text">
      <style:text-properties fo:font-size="11pt" style:font-name-asian="GJCNKN+Calibri" style:font-size-asian="11pt" style:font-name-complex="GJCNKN+Calibri" style:font-size-complex="11pt"/>
    </style:style>
    <style:style style:name="T22" style:family="text">
      <style:text-properties fo:font-size="11pt" style:font-size-asian="11pt" style:font-size-complex="11pt"/>
    </style:style>
    <style:style style:name="T23" style:family="text">
      <style:text-properties style:font-name-asian="GJCNKN+Calibri"/>
    </style:style>
    <style:style style:name="T24" style:family="text">
      <style:text-properties style:font-name-asian="GJCNKN+Calibri" style:font-name-complex="GJCNKN+Calibri"/>
    </style:style>
    <style:style style:name="T25" style:family="text">
      <style:text-properties style:font-size-asian="11pt"/>
    </style:style>
    <style:style style:name="T26" style:family="text">
      <style:text-properties style:font-name-complex="GJCNKN+Calibri"/>
    </style:style>
    <style:style style:name="T27" style:family="text">
      <style:text-properties style:font-size-complex="11pt"/>
    </style:style>
    <style:style style:name="T28" style:family="text">
      <style:text-properties style:font-name="GJCNJN+Calibri" fo:font-size="11pt" style:font-name-asian="GJCNJN+Calibri" style:font-size-asian="11pt" style:font-name-complex="GJCNJN+Calibri" style:font-size-complex="11pt"/>
    </style:style>
    <style:style style:name="T29" style:family="text">
      <style:text-properties style:font-name="GJCNJN+Calibri" style:font-name-asian="GJCNJN+Calibri" style:font-name-complex="GJCNJN+Calibri"/>
    </style:style>
    <style:style style:name="T30" style:family="text">
      <style:text-properties style:font-name="Times New Roman"/>
    </style:style>
    <style:style style:name="T31" style:family="text">
      <style:text-properties style:font-name="Times New Roman" fo:font-size="11pt" style:font-name-asian="GJCNKN+Calibri" style:font-size-asian="11pt" style:font-name-complex="GJCNKN+Calibri" style:font-size-complex="11pt"/>
    </style:style>
    <style:style style:name="T32" style:family="text">
      <style:text-properties style:font-name="Times New Roman" style:font-name-asian="GJCNKN+Calibri" style:font-name-complex="GJCNKN+Calibri"/>
    </style:style>
    <text:list-style style:name="L1">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Comments</text:p>
      <text:p text:style-name="P1"/>
      <text:p text:style-name="P1">In the course of revising this paper we have discovered a new result that we feel should be incorporated into the paper. <text:s/>None of the major results of the paper are changed by this addition.</text:p>
      <text:p text:style-name="P1"/>
      <text:p text:style-name="P1">When we implemented the Romps method for the calculation of E and D in the model, we used the System for Atmospheric Modeling's (SAM) MPDATA advection routine to calculate the advection of active air. <text:s/>In the course of our research we have implemented a version of the Romps method that instead uses a simple upwind scheme, and we have found significant differences between the E and D calculated via MPDATA versus upwind advection. <text:s/>As a result of these differences, we have added lines to Figures 3 and 5 to represent the values calculated via upwind advection. <text:s/>We have also extended sections 4 and 5 to include the differences between these two calculation methods, and the implications thereof.</text:p>
      <text:p text:style-name="P1"/>
      <text:p text:style-name="P1">We believe the differences between the advection calculated by these two schemes are due to smaller numerical errors present in the second-order MPDATA advection vs the first-order upwind advection. <text:s/>This serves to estimate an uncertainty range for the E and D values estimated by the Romps method.</text:p>
      <text:p text:style-name="P1"/>
      <text:p text:style-name="P1">Additionally, we have discovered a bug in our 'no interpolation' estimate of E-D in Figure 4. <text:s/>This has improved the agreement between the 'no interpolation' case and the continuity equation, but reduced the agreement between the Romps method and the no interpolation method. <text:s/>However, the difference between Romps and tetrahedral interpolation is unchanged.</text:p>
      <text:p text:style-name="P16">Response to Reviewer A</text:p>
      <text:p text:style-name="P1"/>
      <text:p text:style-name="P9">Specific major comments.</text:p>
      <text:p text:style-name="P9"/>
      <text:p text:style-name="P2"><text:span text:style-name="T19">1. Considering that the paper is closely related to another manuscript on similar subject in press in JAS, my suggestion is to transfer this </text:span><text:span text:style-name="T19">manuscript to JAS.</text:span></text:p>
      <text:p text:style-name="P4"><text:span text:style-name="T19"/></text:p>
      <text:p text:style-name="P12"><text:span text:style-name="T24">We originally submitted this manuscript to JAS and were rejected on the basis that our technique is a numerical method and not strictly atmospheric science.</text:span></text:p>
      <text:p text:style-name="P4"><text:span text:style-name="T19"/></text:p>
      <text:list xml:id="list1201330327" text:style-name="L3">
        <text:list-header>
          <text:p text:style-name="P5"><text:span text:style-name="T19">2. The way entrainment and detrainment rates are defined in the new technique needs to be better explained. In particular, I think a figure (or figures) would be highly desirable when discussing the method in section 2. For example, the difference between C, W, and A is not clear to me. How the surface A can be the set sum of the vector C and the volume W? Or maybe I do not understand the notation. This obviously made the subsequent discussion difficult to follow. A figure illustrating geometrical aspects used in the derivation of (9) is needed.</text:span></text:p>
        </text:list-header>
      </text:list>
      <text:p text:style-name="P6"><text:span text:style-name="T19"/></text:p>
      <text:p text:style-name="P4"><text:span text:style-name="T32">We have added a new figure (Figure 1 in the revised manuscript) to display the geometry used for our derivation. <text:s/>Additionally, we have revised the derivation to remove references to the surface </text:span><text:span text:style-name="T19">A</text:span><text:span text:style-name="T32">, which was intended to indicate the union of the surfaces </text:span><text:span text:style-name="T19">C </text:span><text:span text:style-name="T32">and</text:span><text:span text:style-name="T19"> W,</text:span><text:span text:style-name="T32"> but which seems to have only increased the confusion.</text:span></text:p>
      <text:p text:style-name="P6"><text:span text:style-name="T19"/></text:p>
      <text:list xml:id="list1271423933" text:continue-numbering="true" text:style-name="L3">
        <text:list-header>
          <text:p text:style-name="P5"><text:span text:style-name="T19">Then, (9) only shows the net entrainment rate, E</text:span><text:span text:style-name="T29">‐</text:span><text:span text:style-name="T19">D, but E and D are show separately in the figures. This implies that separate formulas for E and D are used, but these are not given in the manuscript. </text:span></text:p>
        </text:list-header>
      </text:list>
      <text:p text:style-name="P6"><text:span text:style-name="T19"/></text:p>
      <text:p text:style-name="P13"><text:span text:style-name="T24">In the paragraph following (9) we state: “If E - D is greater than zero, the total is applied to entrainment and if less than zero, to detrainment.” <text:s/>To make this point clearer, we have added equations explicitly stating that if the flux calculation returns a value greater than 0, it is applied to E and if less than 0, to D.</text:span></text:p>
      <text:p text:style-name="P6"><text:span text:style-name="T19"/></text:p>
      <text:list xml:id="list1776405310" text:continue-numbering="true" text:style-name="L3">
        <text:list-header>
          <text:p text:style-name="P5"><text:span text:style-name="T19">Finally (and this comment also applies to the study by Romps), I wonder how the estimates depend on the definition of what is the cloud and what is environment. Reading the manuscript by Romps, I am under the impression that his definition of a cloud is different from the definition used in the current paper. Romps assumes that "the cloud" means a gridbox with cloud water above a (small) threshold and positive vertical velocity. In the current paper, the authors assume that the cloud is similar to the cloud core definition of Siebesma (top of p. 6 in the current manuscript). I am curious how sensitive the profiles obtained by both methods are to changes of these definitions. Of course I do not expect the authors to investigate the Romps' case, but changing their definition into the one used by Romps would be desirable as a test.</text:span></text:p>
        </text:list-header>
      </text:list>
      <text:p text:style-name="P6"><text:span text:style-name="T19"/></text:p>
      <text:p text:style-name="P13"><text:span text:style-name="T24">Romps' definition of <text:s/>“cloud” is indeed different than ours. <text:s/>Unfortunately, we failed to make clear that we are using a modified form of Romps' algorithm that uses our definition of cloud core, in order to better compare our techniques. <text:s/>We have added this information to the “model description” section of the paper.</text:span></text:p>
      <text:p text:style-name="P13"><text:soft-page-break/><text:span text:style-name="T24"/></text:p>
      <text:p text:style-name="P13"><text:span text:style-name="T24">Furthermore, we have rearranged some parts of our discussion for clairity. <text:s/>First, in the method section, we refer to the “cloud surface” but add the initial caveat that this may apply to any surface we may define in the model. <text:s/>We have removed the specific description of how we interpolate to find the location of the cloud core from the cloud surface interpolation sub-section in order to maintain the generality of the method, and instead have moved it to the model description of the specific case we have implimented.</text:span></text:p>
      <text:p text:style-name="P4"><text:span text:style-name="T19"/></text:p>
      <text:p text:style-name="P4"><text:span text:style-name="T19">3. I feel that a more extensive review of the method (or methods) used by Romps is needed. In the current version, the Romps' method is very </text:span><text:span text:style-name="T19">briefly presented in a short paragraph starting at the end of p. 3. I had to go to the Romps' manuscript to understand his technique. I do not expect the authors to discuss the Romps' method in detail (so the reader would have to go the original manuscript to follow all the details anyway), but a more extensive explanation is needed. In fact, Romps discuses not a single method but a few methods, and it is unclear to me which one is taken as the Romps' method in the current paper. This needs to be clearly explained.</text:span></text:p>
      <text:p text:style-name="P4"><text:span text:style-name="T19"/></text:p>
      <text:p text:style-name="P12"><text:span text:style-name="T24">We have added a brief review of Romps' method, clarifying which calculation in Romps (2010) we are referring to, near the end of the introduction.</text:span><text:span text:style-name="T19"> </text:span></text:p>
      <text:p text:style-name="P12"><text:span text:style-name="T19"/></text:p>
      <text:p text:style-name="P4"><text:span text:style-name="T19">Specific minor comments.</text:span></text:p>
      <text:p text:style-name="P4"><text:span text:style-name="T19"/></text:p>
      <text:p text:style-name="P11">1. P. 1, 1st sentence in the introduction. GCM traditionally stands for General Circulation Model.</text:p>
      <text:p text:style-name="P11"/>
      <text:p text:style-name="P14">Changed.</text:p>
      <text:p text:style-name="P9"/>
      <text:p text:style-name="P9">2. P. 2, 7th line from top. Replace "achieve" with "apply".</text:p>
      <text:p text:style-name="P9"/>
      <text:p text:style-name="P14">Done.</text:p>
      <text:p text:style-name="P9"/>
      <text:list xml:id="list652792144" text:style-name="L2">
        <text:list-item>
          <text:p text:style-name="P3"><text:span text:style-name="T19">P. 2, 11th line from top. Add "large" between "is" and "enough".</text:span></text:p>
        </text:list-item>
      </text:list>
      <text:p text:style-name="P10"/>
      <text:p text:style-name="P14">Done.</text:p>
      <text:p text:style-name="P14"/>
      <text:p text:style-name="P9">4. P. 2, the sentence starting at 5th line from the bottom. This technique</text:p>
      <text:p text:style-name="P9">is only valid for nonprecipitating clouds.</text:p>
      <text:p text:style-name="P9"/>
      <text:p text:style-name="P14">Sentence modified to reflect this.</text:p>
      <text:p text:style-name="P9"/>
      <text:p text:style-name="P9">5. P. 5, 2nd line from the bottom. Please explain "slight modifications</text:p>
      <text:p text:style-name="P9">must be made...".</text:p>
      <text:p text:style-name="P9"/>
      <text:p text:style-name="P14">This comment was intended to refer to surfaces defined from positive definite quantities, for which the interpolation would not attempt to find the zero crossing of the field, but rather some positive value. <text:s/>Upon reflection, however, this disctinction should be apparent from the revised description of the interpolation method, and we have removed the comment. <text:s/></text:p>
      <text:p text:style-name="P9"><text:soft-page-break/></text:p>
      <text:p text:style-name="P9">6. P. 5, last paragraph before section 2a. Strictly speaking,</text:p>
      <text:p text:style-name="P9">the discussion here concerns a cloud gridbox (i.e., a gridbox with</text:p>
      <text:p text:style-name="P9">nonvanishing cloud water), not a cloud core. This goes back to my major</text:p>
      <text:p text:style-name="P9">point 2 above. Please clarify.</text:p>
      <text:p text:style-name="P9"/>
      <text:p text:style-name="P9"><text:span text:style-name="T30">We have revised these descriptions to try to clear up this source of confusion.</text:span></text:p>
      <text:p text:style-name="P9"/>
      <text:p text:style-name="P9">7. P. 7, 7th line from the bottom. In the latex file, add "\" before</text:p>
      <text:p text:style-name="P9">"theta_v".</text:p>
      <text:p text:style-name="P9"/>
      <text:p text:style-name="P14">Done.</text:p>
      <text:p text:style-name="P9"/>
      <text:p text:style-name="P9">8. Middle of p. 8, reference to the center panel of Fig. 1. I think</text:p>
      <text:p text:style-name="P9">this panel is not very clear. Perhaps additional figure, not a panel,</text:p>
      <text:p text:style-name="P9">with some variations as discussed in text would help.</text:p>
      <text:p text:style-name="P9"/>
      <text:p text:style-name="P14">Instead of a new figure, we have expanded the center panel of that figure to show examples of all three classes of tetrahedron and improved the description of the figure.</text:p>
      <text:p text:style-name="P9"/>
      <text:p text:style-name="P9">9. Top of p. 9. Again, a figure would be useful to better explain eqs</text:p>
      <text:p text:style-name="P9">(11) and (12). And I think "a<text:span text:style-name="T29">‐</text:span>d" in (12) should be in the bracket as</text:p>
      <text:p text:style-name="P9">the formula does not make sense otherwise.</text:p>
      <text:p text:style-name="P9"/>
      <text:p text:style-name="P14">Equations (11) and (12) are standard equations from analytical geometry, although they are not encountered frequently in atmospheric science literature. <text:s/>We have added references to a standard computational geometry text that deals with these formulas, and have added brackets added to the a-d term.</text:p>
      <text:p text:style-name="P9"/>
      <text:p text:style-name="P9">10. P. 10, 7th line from top. Replace "adjusting into" with "approaching".</text:p>
      <text:p text:style-name="P9"/>
      <text:p text:style-name="P14">Done.</text:p>
      <text:p text:style-name="P9"/>
      <text:p text:style-name="P9">11. P. 11. Please explain symbols in eq. 13.</text:p>
      <text:p text:style-name="P9"/>
      <text:p text:style-name="P14">Done.</text:p>
      <text:p text:style-name="P9"><text:span text:style-name="T19"/></text:p>
      <text:p text:style-name="P9">12. P. 12, bottom paragraph. Are the differences consistent with</text:p>
      <text:p text:style-name="P9">the effects discussed in Romps (i.e., limits of the entrainment and</text:p>
      <text:p text:style-name="P2"><text:span text:style-name="T19">detrainment rates near the cloud base and cloud top)?</text:span></text:p>
      <text:p text:style-name="P14"><text:span text:style-name="T17"/></text:p>
      <text:p text:style-name="P14">We are not entirely sure what the reviewer is referring to with this question. <text:s/>If the reviewer is suggesting that we make a comparison between our Figure 3 and Figure 4 in Romps (2010), then our calculation is indeed slightly different than the results found by Romps; for instance, over most of the cloud layer we find Romps' method calculates a smaller magnitude for E-D than the continuity equation, where Romps (2010) finds a slightly larger magnitude for E-D. <text:s/>Comparing the positive area under the E-D curve shows the entrainment at cloud base agrees to within 10%. <text:s/>However, we believe this differences are likely attributable to different numerics choices for the calculation and are not <text:soft-page-break/>particularily significant.</text:p>
      <text:p text:style-name="P14"><text:span text:style-name="T19"/></text:p>
      <text:p text:style-name="P2"><text:span text:style-name="T19">13. P. 13, top paragraph. Yet another way to show the variability is to</text:span></text:p>
      <text:p text:style-name="P9">use scatter plots in addition to temporal evolution plots. The authors</text:p>
      <text:p text:style-name="P9">may consider adding such plots as well.</text:p>
      <text:p text:style-name="P9"/>
      <text:p text:style-name="P14">We have constructed some scatter plots to look into this, and we have not been able to create a plot that clearly illustrates the correlations we are attempting to show.</text:p>
      <text:p text:style-name="P9"/>
      <text:p text:style-name="P9">14. P. 16, 3rd line from top. The sentence "Thus, clouds with the</text:p>
      <text:p text:style-name="P9">volume..." does not make sense. The volume cannot be of the order of</text:p>
      <text:p text:style-name="P4"><text:span text:style-name="T19">the grid spacing.</text:span></text:p>
      <text:p text:style-name="P4"><text:span text:style-name="T19"/></text:p>
      <text:p text:style-name="P14">We have changed this sentence to read “Thus, clouds with a volume on the order of the volume of a single model grid cell...” </text:p>
      <text:p text:style-name="P4"><text:span text:style-name="T19"/></text:p>
      <text:p text:style-name="P16">Response to Reviewer B</text:p>
      <text:p text:style-name="P1"><text:span text:style-name="T11"/></text:p>
      <text:p text:style-name="P1"><text:span text:style-name="T11">On page 16, it is stated incorrectly that “The Romps calculation will interpret this</text:span></text:p>
      <text:p text:style-name="P8">change as being the result of entrainment of environmental air drying the fluid in the grid cell." It is not possible to know from a single time step whether the “Romps method" will diagnose entrainment or detrainment for a grid cell. In this example, the time step will contribute activity sources to the cloudy grid cell and the one into which it is advecting. The end result (after summing up terms over the period of adjacency) could be that the method would diagnose entrainment, detrainment, or pure advection.</text:p>
      <text:p text:style-name="P7"><text:span text:style-name="T6"/></text:p>
      <text:p text:style-name="P15"><text:span text:style-name="T16">The reviewer is right, and we have removed this part of our discussion as it is incorrect.</text:span></text:p>
      <text:p text:style-name="P7"><text:span text:style-name="T7"/></text:p>
      <text:p text:style-name="P7"><text:span text:style-name="T6">In the same paragraph, the “We believe..." sentence seems to be offering a different explanation for the smaller values of </text:span><text:span text:style-name="T9">E </text:span><text:span text:style-name="T6">and </text:span><text:span text:style-name="T9">D </text:span><text:span text:style-name="T6">than the reason given at the end of the previous section. Please clarify.</text:span></text:p>
      <text:p text:style-name="P8"/>
      <text:p text:style-name="P15"><text:span text:style-name="T16">Upon reflection, the reasoning originally given in the “We believe...” section is likely flawed, and we have replace it with comments about the redefinition of volume involved in the tetrahedral scheme.</text:span></text:p>
      <text:p text:style-name="P15"><text:span text:style-name="T16"/></text:p>
      <text:p text:style-name="P7"><text:span text:style-name="T6">There are sign errors in equations 3, 6, 9, and 10.</text:span></text:p>
      <text:p text:style-name="P7"><text:span text:style-name="T6"/></text:p>
      <text:p text:style-name="P15"><text:span text:style-name="T16">Corrected.</text:span></text:p>
      <text:p text:style-name="P4"><text:span text:style-name="T7"/></text:p>
      <text:p text:style-name="P4"><text:span text:style-name="T6">There are missing parentheses in equation 12.</text:span></text:p>
      <text:p text:style-name="P1"/>
      <text:p text:style-name="P15"><text:span text:style-name="T16">Corr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LMIDN+CMMI12" svg:font-family="CLMIDN+CMMI12"/>
    <style:font-face style:name="GFAWRG+CMSY10" svg:font-family="GFAWRG+CMSY10"/>
    <style:font-face style:name="GJCNJN+Calibri" svg:font-family="GJCNJN+Calibri"/>
    <style:font-face style:name="HJRJDX+CMR12" svg:font-family="HJRJDX+CMR12"/>
    <style:font-face style:name="GJCNKN+Calibri" svg:font-family="GJCNKN+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rdan Dawe</meta:initial-creator>
    <meta:creation-date>2010-07-12T13:09:14</meta:creation-date>
    <dc:date>2010-07-26T16:34:12</dc:date>
    <dc:creator>Jordan Dawe</dc:creator>
    <meta:editing-duration>PT339H24M59S</meta:editing-duration>
    <meta:editing-cycles>36</meta:editing-cycles>
    <meta:generator>OpenOffice.org/3.2$Linux OpenOffice.org_project/320m12$Build-9483</meta:generator>
    <meta:document-statistic meta:table-count="0" meta:image-count="0" meta:object-count="0" meta:page-count="6" meta:paragraph-count="73" meta:word-count="1865" meta:character-count="10794"/>
  </office:meta>
</office:document-meta>
</file>